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4efe0" style:font-size-asian="15pt" style:font-name-complex="Garamond" style:font-size-complex="15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style:font-name="Streetwear" fo:font-size="22pt" officeooo:rsid="000515e9" officeooo:paragraph-rsid="0004efe0" style:font-size-asian="22pt" style:font-name-complex="Garamond" style:font-size-complex="22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fo:font-size="14pt" officeooo:rsid="000515e9" officeooo:paragraph-rsid="0004efe0" style:font-size-asian="14pt" style:font-size-complex="14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04efe0" style:font-size-asian="10pt" style:font-name-complex="Garamond" style:font-size-complex="15pt"/>
    </style:style>
    <style:style style:name="T1" style:family="text">
      <style:text-properties style:font-name="Impact"/>
    </style:style>
    <style:style style:name="T2" style:family="text">
      <style:text-properties style:font-name="Impact" officeooo:rsid="00111b5d"/>
    </style:style>
    <style:style style:name="T3" style:family="text">
      <style:text-properties style:font-name="Impact" officeooo:rsid="0004efe0"/>
    </style:style>
    <style:style style:name="T4" style:family="text">
      <style:text-properties officeooo:rsid="0004efe0"/>
    </style:style>
    <style:style style:name="T5" style:family="text">
      <style:text-properties style:font-name="JARDOTTY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6d500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</text:p>
      <text:p text:style-name="P2"><text:span text:style-name="T1">Chapter XX</text:span><text:span text:style-name="T2">I</text:span><text:span text:style-name="T3">X</text:span> – <text:span text:style-name="T4">Natural Habits</text:span></text:p>
      <text:p text:style-name="P1">1. Dispositions given by heredity are in our (<text:span text:style-name="T5">body</text:span>) (<text:span text:style-name="T5">soul</text:span>).</text:p>
      <text:p text:style-name="P1">2. Those acquired before the use of reason are in our (<text:span text:style-name="T5">body</text:span>) (<text:span text:style-name="T5">soul</text:span>).</text:p>
      <text:p text:style-name="P1">3. Those generated by our human acts are in our <text:s/>_ _ _ _ <text:s/>and <text:s/>_ _ _ _ .</text:p>
      <text:p text:style-name="P1">4. A habit is a <text:s/>_ _ _ _ _ _ - _ _ _ _ _ _ <text:s/>tendency which is produced by our <text:line-break/>_ _ _ _ _ _ acts, and which helps or hinders action in line with our <text:s/>_ _ _ _ _ _ <text:s/>and <text:s/>_ _ _ .</text:p>
      <text:p text:style-name="P1">5. A habit which helps us to act in line with our nature and end is called a <text:line-break/>_ _ _ _ <text:s text:c="2"/>_ _ _ _ _ ; one that hinders us is called a <text:s/>_ _ _ <text:s/>habit.</text:p>
      <text:p text:style-name="P1">6. Habits normally originate through <text:s/>_ _ _ _ _ _ _ _ <text:s/>of their acts.</text:p>
      <text:p text:style-name="P1">7. An exception is the habit of first <text:s/>_ _ _ _ _ _ _ _ .</text:p>
      <text:p text:style-name="P1">8. We increase habits by doing acts that are more <text:s/>_ _ _ _ _ _ _ <text:s/>than the habit.</text:p>
      <text:p text:style-name="P1">9. We destroy a habit by doing acts of the <text:s/>_ _ _ _ _ _ _ _ <text:s/>habit.</text:p>
      <text:p text:style-name="P1">10. To gain a habit, I should make a strong <text:s/>_ _ _ _ _ _ _ _ <text:s/>at the start.</text:p>
      <text:p text:style-name="P1">11. I should back this up with as many good <text:s/>_ _ _ _ _ _ _ <text:s/>as I can.</text:p>
      <text:p text:style-name="P1">12. I should allow no <text:s/>_ _ _ _ _ _ _ _ _ .</text:p>
      <text:p text:style-name="P1">13. Good habits make their acts more <text:s/>_ _ _ _ <text:s/>, <text:s/>_ _ _ _ _ _ _ , _ _ _ _ _ _ _ _ .</text:p>
      <text:p text:style-name="P1">14. Character is the sum-total of <text:s/>_ _ _ _ <text:s text:c="2"/>_ _ _ _ _ _ .</text:p>
      <text:p text:style-name="P1">15. Character is due to <text:s/>_ _ _ _ _ _ _ , <text:s/>_ _ _ _ _ _ _ _ _ _ <text:s/>and <text:s/>_ _ _ <text:s text:c="2"/>_ _ _ <text:s text:c="2"/>_ _ <text:s text:c="2"/>_ _ _ _ _ <text:s text:c="3"/>_ _ <text:s text:c="2"/>_ _ _ <text:s text:c="2"/>_ _ _ _ <text:s text:c="2"/>_ _ _ _ .</text:p>
      <text:p text:style-name="P1">16. I should build up a well- _ _ _ _ _ _ _ _ <text:s/>character.</text:p>
      <text:p text:style-name="P1">17. This is a wise saying: Sow an _ _ _ , reap a <text:s/>_ _ _ _ _ ; sow a <text:s/>_ _ _ _ _ <text:s/>, reap a <text:s/>_ _ _ _ _ _ _ _ _ ; sow a <text:s/>_ _ _ _ _ _ _ _ _ , reap a <text:s/>_ _ _ _ _ _ _ ,</text:p>
      <text:p text:style-name="P1">18. I should regard the rule as a means of <text:s/>_ _ _ _ _ _ _ <text:s text:c="2"/>_ _ _ _ <text:s text:c="2"/>_ _ _ _ _ _ .</text:p>
      <text:p text:style-name="P1">19. It is true wisdom to say: “I should do what I (<text:span text:style-name="T5">like</text:span>) (<text:span text:style-name="T5">ought</text:span>).</text:p>
      <text:p text:style-name="P1">20. Our Lord says: “He that shall lose his life for My sake, shall <text:s/>_ _ _ _ <text:s/>it.”</text:p>
      <text:p text:style-name="P1"/>
      <text:p text:style-name="P4">1. Dispositions given by heredity are in our (<text:span text:style-name="T7">body</text:span>) (soul). 2. Those acquired before the use of reason are in our (<text:span text:style-name="T7">body</text:span>) (soul). 3. Those generated by our human acts are in our (<text:span text:style-name="T8">body</text:span>) and (<text:span text:style-name="T8">soul</text:span>). 4. A habit is a (<text:span text:style-name="T8">deeply rooted</text:span>) tendency which is produced by our (<text:span text:style-name="T8">human</text:span>) acts, and which helps or hinders action in line with our (<text:span text:style-name="T8">nature</text:span>) and (<text:span text:style-name="T8">end</text:span>). 5. A habit which helps us to act in line with our nature and end is called a (<text:span text:style-name="T8">good habit</text:span>); one that hinders us is called a (<text:span text:style-name="T8">bad</text:span>) habit. 6. Habits normally originate through (<text:span text:style-name="T8">repetition</text:span>) of their acts. 7. An exception is the habit of first (<text:span text:style-name="T8">principles</text:span>). 8. We increase habits by doing acts that are more (<text:span text:style-name="T8">intense</text:span>) than the habit. 9. We destroy a habit by doing acts of the (<text:span text:style-name="T8">opposite</text:span>) habit. 10. To gain a habit, I should make a strong (<text:span text:style-name="T8">resolution</text:span>) at the start. 11. I should back this up with as many good (<text:span text:style-name="T8">motives</text:span>) as I can. 12. I should allow no (<text:span text:style-name="T8">exemptions</text:span>). 13. Good habits make their acts more (<text:span text:style-name="T8">easy</text:span>), (<text:span text:style-name="T8">perfect</text:span>), (<text:span text:style-name="T8">meritorius</text:span>). 14. Character is the sum-total of (<text:span text:style-name="T8">good habits</text:span>). 15. Character is due to (<text:span text:style-name="T8">heredity</text:span>), (<text:span text:style-name="T8">environment</text:span>) and (<text:span text:style-name="T8">the use we make of our free will</text:span>). 16. I should build up a well-(<text:span text:style-name="T8">balanced</text:span>) character. 17. This is a wise saying: Sow an (<text:span text:style-name="T8">act</text:span>), reap a (<text:span text:style-name="T8">habit</text:span>); sow a (<text:span text:style-name="T8">habit</text:span>), reap a (<text:span text:style-name="T8">character</text:span>); sow a (<text:span text:style-name="T8">character</text:span>), reap a (<text:span text:style-name="T8">destiny</text:span>), 18. I should regard the rule as a means of (<text:span text:style-name="T8">gaining good habits</text:span>). 19. It is true wisdom to say: “I should do what I (like) (<text:span text:style-name="T7">ought</text:span>). 20. Our Lord says: “He that shall lose his life for My sake, shall (<text:span text:style-name="T8">save</text:span>) it.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1:55:24.525809670</meta:creation-date>
    <dc:date>2016-05-03T16:40:53.312470219</dc:date>
    <meta:editing-duration>PT14M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23" meta:word-count="783" meta:character-count="3243" meta:non-whitespace-character-count="2416"/>
  </office:meta>
</office:document-meta>
</file>